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6d1" officeooo:paragraph-rsid="001746d1"/>
    </style:style>
    <style:style style:name="P2" style:family="paragraph" style:parent-style-name="Standard">
      <style:text-properties officeooo:rsid="0018ddd0" officeooo:paragraph-rsid="0018ddd0"/>
    </style:style>
    <style:style style:name="P3" style:family="paragraph" style:parent-style-name="Standard">
      <style:text-properties officeooo:rsid="001c2277" officeooo:paragraph-rsid="001c2277"/>
    </style:style>
    <style:style style:name="T1" style:family="text">
      <style:text-properties officeooo:rsid="001a9790"/>
    </style:style>
    <style:style style:name="T2" style:family="text">
      <style:text-properties officeooo:rsid="001de9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is aplikacji:</text:p>
      <text:p text:style-name="P2">Aplikacja ma na celu stworzenie portalu internetowego z przepisami kulinarnymi. Główną funkcjonalnością <text:span text:style-name="T1">aplikacji będzie możliwość wyszukiwania interesujących przepisów i z tej możliwości mogą korzystać wszyscy użytkownicy. Po zarejestrowaniu konta i zalogowaniu się na stronie użytkownik uzyskuje dostęp do szeregu innych funkcji. Zalogowany użytkownik może dodawać własne przepisy, oznaczać przy pomocy tagów czego przepis dotyczy, edytować i usuwać własne przepisy. Użytkownik zalogowany ma również możliwość oceniania przepisów innych użytkowników, tworzenia listy ulubionych przepisów oraz subskrybowania innych użytkowników aby mieć szybki dostęp do przepisów swojego ulubionego autora. </text:span></text:p>
      <text:p text:style-name="P3">Baza danych w projekcie odpowiada za przechowywanie danych takich jak: lista autorów, treści przepisów, listy ulubionych przepisów, listy ulubionych autorów, kategorii przepisów, składników, <text:span text:style-name="T2">galerię zdjęć do przepisów</text:span> oraz spisu polubionych przepisó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9T15:26:36.315000000</meta:creation-date>
    <dc:date>2021-11-19T23:17:40.577000000</dc:date>
    <meta:editing-duration>PT5H10M3S</meta:editing-duration>
    <meta:editing-cycles>1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3" meta:word-count="118" meta:character-count="959" meta:non-whitespace-character-count="843"/>
  </office:meta>
</office:document-meta>
</file>